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6ec2f" officeooo:paragraph-rsid="0016ec2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16ec2f" officeooo:paragraph-rsid="0016ec2f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6ec2f" officeooo:paragraph-rsid="0016ec2f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6ec2f" officeooo:paragraph-rsid="001846cc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846cc" officeooo:paragraph-rsid="001846c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bold" officeooo:rsid="0016ec2f" officeooo:paragraph-rsid="0016ec2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bold" officeooo:rsid="0016ec2f" officeooo:paragraph-rsid="001846cc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46cc"/>
    </style:style>
    <style:style style:name="T3" style:family="text">
      <style:text-properties officeooo:rsid="00184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otball Team</text:p>
      <text:p text:style-name="P1"/>
      <text:p text:style-name="P1">Abstract:</text:p>
      <text:p text:style-name="P1"/>
      <text:p text:style-name="P6">This Project Is about a Football team’s roaster whichj contains all the information</text:p>
      <text:p text:style-name="P6">about the football club.This website provides with the clubs details,the player details</text:p>
      <text:p text:style-name="P6">,manager details.This provides with the players profile,their carreer statistics,their </text:p>
      <text:p text:style-name="P6">physical details,playing style etc.There are three models.</text:p>
      <text:p text:style-name="P6"/>
      <text:p text:style-name="P6"><text:tab/>* Team Model</text:p>
      <text:p text:style-name="P6"><text:tab/>* Player Model</text:p>
      <text:p text:style-name="P6"><text:tab/>*Honours Model</text:p>
      <text:p text:style-name="P6"/>
      <text:p text:style-name="P3">Team Model:</text:p>
      <text:p text:style-name="P3"><text:span text:style-name="T1"><text:tab/>* This model describes about the clubs name.</text:span></text:p>
      <text:p text:style-name="P3"><text:span text:style-name="T1"><text:tab/>* A brief description about the club.</text:span></text:p>
      <text:p text:style-name="P3"><text:span text:style-name="T1"><text:tab/>* Reviels the Team Logo.</text:span></text:p>
      <text:p text:style-name="P3"><text:span text:style-name="T1"><text:tab/>* Players information.</text:span></text:p>
      <text:p text:style-name="P3"><text:span text:style-name="T1"><text:tab/>*</text:span><text:span text:style-name="T2">The year in which the team was established.</text:span></text:p>
      <text:p text:style-name="P4"><text:span text:style-name="T1"><text:tab/></text:span></text:p>
      <text:p text:style-name="P4"><text:span text:style-name="T3">Player Model:</text:span></text:p>
      <text:p text:style-name="P7"><text:tab/>*<text:span text:style-name="T3">This will have a ForeignKey reference to the User model.</text:span></text:p>
      <text:p text:style-name="P7"><text:tab/>*<text:span text:style-name="T3">This will have a ForiegnKey reference to the Team model.</text:span></text:p>
      <text:p text:style-name="P7"><text:tab/>*<text:span text:style-name="T3">This will have the players name.</text:span></text:p>
      <text:p text:style-name="P7"><text:span text:style-name="T3"><text:tab/>*This will have detail about the players playing position.</text:span></text:p>
      <text:p text:style-name="P7"><text:span text:style-name="T3"><text:tab/>*This will have the detail about players preferredfoot. </text:span></text:p>
      <text:p text:style-name="P7"/>
      <text:p text:style-name="P5">Honours Model:</text:p>
      <text:p text:style-name="P5"><text:span text:style-name="T1"><text:tab/>*This contains the details about the various trophies and </text:span></text:p>
      <text:p text:style-name="P5"><text:span text:style-name="T1"><text:tab/>honours the club have in their cabinet.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3:10:06.242967517</meta:creation-date>
    <dc:date>2018-03-09T23:34:52.124051289</dc:date>
    <meta:editing-duration>PT9M55S</meta:editing-duration>
    <meta:editing-cycles>1</meta:editing-cycles>
    <meta:document-statistic meta:table-count="0" meta:image-count="0" meta:object-count="0" meta:page-count="1" meta:paragraph-count="26" meta:word-count="148" meta:character-count="961" meta:non-whitespace-character-count="817"/>
    <meta:generator>LibreOffice/5.1.6.2$Linux_X86_64 LibreOffice_project/10m0$Build-2</meta:generator>
  </office:meta>
</office:document-meta>
</file>